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</office:font-face-decls>
  <office:automatic-styles>
    <style:style style:name="P1" style:family="paragraph" style:parent-style-name="Standard">
      <style:paragraph-properties fo:margin-bottom="0.3333in"/>
      <style:text-properties style:font-name="Arial" fo:font-size="17.0pt" fo:color="#18191b" fo:background-color="#ffffff"/>
    </style:style>
    <style:style style:name="P2" style:family="paragraph" style:parent-style-name="Standard">
      <style:paragraph-properties fo:margin-bottom="0.4444in"/>
      <style:text-properties style:font-name="Helvetica" fo:font-size="24.0pt" fo:color="#18191b" fo:background-color="#ffffff"/>
    </style:style>
    <style:style style:name="P3" style:family="paragraph" style:parent-style-name="Standard">
      <style:paragraph-properties fo:margin-bottom="0.33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7.0pt" fo:color="#18191b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AutoML helps developers with limited ML expertise train high quality image recognition models. Once you upload images to the AutoML UI, you can train a model that will be immediately available on Google Cloud for generating predictions via an easy to use REST API.</text:span></text:p>
      <text:p text:style-name="P1"><text:span text:style-name="T1">In this lab, you upload images to Cloud Storage and use them to train a custom model to recognize different types of clouds (cumulus, cumulonimbus, etc.).</text:span></text:p>
      <text:p text:style-name="P2"><text:span text:style-name="T1">What you'll learn</text:span></text:p>
      <text:p text:style-name="P1"><text:span text:style-name="T1">In this lab, you do the following:</text:span></text:p>
      <text:list text:style-name="L1">
        <text:list-item>
          <text:p text:style-name="P3"><text:span text:style-name="T1">Uploading a labeled dataset to Cloud Storage and connecting it to AutoML with a CSV label file.</text:span></text:p>
        </text:list-item>
        <text:list-item>
          <text:p text:style-name="P3"><text:span text:style-name="T1">Training a model with AutoML and evaluating its accuracy.</text:span></text:p>
        </text:list-item>
        <text:list-item>
          <text:p text:style-name="P3"><text:span text:style-name="T1">Generating predictions on your trained mode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